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582" calcext:value-type="float">
            <text:p>69.680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2111" calcext:value-type="float">
            <text:p>69.722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28384285714" calcext:value-type="float">
            <text:p>69.772838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243" calcext:value-type="float">
            <text:p>69.762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418" calcext:value-type="float">
            <text:p>69.76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09705" calcext:value-type="float">
            <text:p>69.740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0549" calcext:value-type="float">
            <text:p>69.670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39095" calcext:value-type="float">
            <text:p>69.6339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6315" calcext:value-type="float">
            <text:p>69.695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73485" calcext:value-type="float">
            <text:p>69.7173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36327619048" calcext:value-type="float">
            <text:p>69.69363276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22958709678" calcext:value-type="float">
            <text:p>69.38229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39185666667" calcext:value-type="float">
            <text:p>69.3339185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2305" calcext:value-type="float">
            <text:p>69.24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91379" calcext:value-type="float">
            <text:p>69.099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8214516129" calcext:value-type="float">
            <text:p>68.945821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36636129032" calcext:value-type="float">
            <text:p>68.8136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18089666667" calcext:value-type="float">
            <text:p>68.7618089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3307741936" calcext:value-type="float">
            <text:p>68.80533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18630333333" calcext:value-type="float">
            <text:p>68.8218630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57490967742" calcext:value-type="float">
            <text:p>68.82574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64308275862" calcext:value-type="float">
            <text:p>68.85643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49028709677" calcext:value-type="float">
            <text:p>68.904902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61600967742" calcext:value-type="float">
            <text:p>69.066160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09253952381" calcext:value-type="float">
            <text:p>69.1309253952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3389677419" calcext:value-type="float">
            <text:p>69.1863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39264666667" calcext:value-type="float">
            <text:p>69.193926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26714516129" calcext:value-type="float">
            <text:p>69.142671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24172258065" calcext:value-type="float">
            <text:p>69.13241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12434" calcext:value-type="float">
            <text:p>69.1812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698483871" calcext:value-type="float">
            <text:p>69.305698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539" calcext:value-type="float">
            <text:p>69.4303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60519032258" calcext:value-type="float">
            <text:p>69.536051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16361185714" calcext:value-type="float">
            <text:p>69.58163611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3879354839" calcext:value-type="float">
            <text:p>69.63138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303103448" calcext:value-type="float">
            <text:p>69.576630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8539285714" calcext:value-type="float">
            <text:p>69.5158539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87366206896" calcext:value-type="float">
            <text:p>69.428736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6402142857" calcext:value-type="float">
            <text:p>69.2936402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3559897689" calcext:value-type="float">
            <text:p>69.1863559897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15711724138" calcext:value-type="float">
            <text:p>69.0815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29495714286" calcext:value-type="float">
            <text:p>68.99294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69292758621" calcext:value-type="float">
            <text:p>68.946929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12066071429" calcext:value-type="float">
            <text:p>68.98120660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1632413793" calcext:value-type="float">
            <text:p>69.06716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9011363636" calcext:value-type="float">
            <text:p>69.1629011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21491111111" calcext:value-type="float">
            <text:p>69.15214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383" calcext:value-type="float">
            <text:p>68.74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00134545455" calcext:value-type="float">
            <text:p>68.7800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65562631579" calcext:value-type="float">
            <text:p>68.926556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3920742069" calcext:value-type="float">
            <text:p>68.87392074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319" calcext:value-type="float">
            <text:p>68.70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53383793103" calcext:value-type="float">
            <text:p>68.585338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1672857143" calcext:value-type="float">
            <text:p>68.48516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96902" calcext:value-type="float">
            <text:p>68.5396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94228571429" calcext:value-type="float">
            <text:p>68.679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14233928036" calcext:value-type="float">
            <text:p>68.791423392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58511738462" calcext:value-type="float">
            <text:p>68.78585117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3699190405" calcext:value-type="float">
            <text:p>68.7963699190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0863241107" calcext:value-type="float">
            <text:p>68.8660863241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31593809524" calcext:value-type="float">
            <text:p>68.833159380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92911818182" calcext:value-type="float">
            <text:p>68.889291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5027954545" calcext:value-type="float">
            <text:p>68.95450279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258" calcext:value-type="float">
            <text:p>68.866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8643" calcext:value-type="float">
            <text:p>68.898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9085" calcext:value-type="float">
            <text:p>68.87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5689" calcext:value-type="float">
            <text:p>68.885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1818" calcext:value-type="float">
            <text:p>68.90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0316666667" calcext:value-type="float">
            <text:p>68.918031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30375" calcext:value-type="float">
            <text:p>68.851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193" calcext:value-type="float">
            <text:p>68.85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58" meta:object-count="0"/>
    <meta:user-defined meta:name="AppVersion">3.0</meta:user-defined>
  </office:meta>
</office:document-meta>
</file>